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195126" calcext:value-type="float">
            <text:p>0.97195126</text:p>
          </table:table-cell>
          <table:table-cell office:value-type="float" office:value="0.0029695" calcext:value-type="float">
            <text:p>0.0029695</text:p>
          </table:table-cell>
          <table:table-cell office:value-type="float" office:value="0.00686513" calcext:value-type="float">
            <text:p>0.00686513</text:p>
          </table:table-cell>
          <table:table-cell office:value-type="float" office:value="0.01821411" calcext:value-type="float">
            <text:p>0.01821411</text:p>
          </table:table-cell>
          <table:table-cell office:value-type="float" office:value="0.01073063" calcext:value-type="float">
            <text:p>0.01073063</text:p>
          </table:table-cell>
          <table:table-cell office:value-type="float" office:value="0.95007949" calcext:value-type="float">
            <text:p>0.95007949</text:p>
          </table:table-cell>
          <table:table-cell office:value-type="float" office:value="0.0000122" calcext:value-type="float">
            <text:p>1.22E-05</text:p>
          </table:table-cell>
          <table:table-cell office:value-type="float" office:value="0.03917768" calcext:value-type="float">
            <text:p>0.03917768</text:p>
          </table:table-cell>
          <table:table-cell office:value-type="float" office:value="0.0198479" calcext:value-type="float">
            <text:p>0.0198479</text:p>
          </table:table-cell>
          <table:table-cell office:value-type="float" office:value="0.00015064" calcext:value-type="float">
            <text:p>0.00015064</text:p>
          </table:table-cell>
          <table:table-cell office:value-type="float" office:value="0.90109962" calcext:value-type="float">
            <text:p>0.90109962</text:p>
          </table:table-cell>
          <table:table-cell office:value-type="float" office:value="0.07890185" calcext:value-type="float">
            <text:p>0.078901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998335" calcext:value-type="float">
            <text:p>0.96998335</text:p>
          </table:table-cell>
          <table:table-cell office:value-type="float" office:value="0.00302877" calcext:value-type="float">
            <text:p>0.00302877</text:p>
          </table:table-cell>
          <table:table-cell office:value-type="float" office:value="0.007553" calcext:value-type="float">
            <text:p>0.007553</text:p>
          </table:table-cell>
          <table:table-cell office:value-type="float" office:value="0.01943488" calcext:value-type="float">
            <text:p>0.01943488</text:p>
          </table:table-cell>
          <table:table-cell office:value-type="float" office:value="0.01048282" calcext:value-type="float">
            <text:p>0.01048282</text:p>
          </table:table-cell>
          <table:table-cell office:value-type="float" office:value="0.94858306" calcext:value-type="float">
            <text:p>0.94858306</text:p>
          </table:table-cell>
          <table:table-cell office:value-type="float" office:value="0.00001313" calcext:value-type="float">
            <text:p>1.313E-05</text:p>
          </table:table-cell>
          <table:table-cell office:value-type="float" office:value="0.04092098" calcext:value-type="float">
            <text:p>0.04092098</text:p>
          </table:table-cell>
          <table:table-cell office:value-type="float" office:value="0.01808034" calcext:value-type="float">
            <text:p>0.01808034</text:p>
          </table:table-cell>
          <table:table-cell office:value-type="float" office:value="0.00014024" calcext:value-type="float">
            <text:p>0.00014024</text:p>
          </table:table-cell>
          <table:table-cell office:value-type="float" office:value="0.90493123" calcext:value-type="float">
            <text:p>0.90493123</text:p>
          </table:table-cell>
          <table:table-cell office:value-type="float" office:value="0.07684819" calcext:value-type="float">
            <text:p>0.076848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781642" calcext:value-type="float">
            <text:p>0.96781642</text:p>
          </table:table-cell>
          <table:table-cell office:value-type="float" office:value="0.00309114" calcext:value-type="float">
            <text:p>0.00309114</text:p>
          </table:table-cell>
          <table:table-cell office:value-type="float" office:value="0.00829356" calcext:value-type="float">
            <text:p>0.00829356</text:p>
          </table:table-cell>
          <table:table-cell office:value-type="float" office:value="0.02079887" calcext:value-type="float">
            <text:p>0.02079887</text:p>
          </table:table-cell>
          <table:table-cell office:value-type="float" office:value="0.01023039" calcext:value-type="float">
            <text:p>0.01023039</text:p>
          </table:table-cell>
          <table:table-cell office:value-type="float" office:value="0.94692143" calcext:value-type="float">
            <text:p>0.94692143</text:p>
          </table:table-cell>
          <table:table-cell office:value-type="float" office:value="0.00001411" calcext:value-type="float">
            <text:p>1.411E-05</text:p>
          </table:table-cell>
          <table:table-cell office:value-type="float" office:value="0.04283407" calcext:value-type="float">
            <text:p>0.04283407</text:p>
          </table:table-cell>
          <table:table-cell office:value-type="float" office:value="0.01648864" calcext:value-type="float">
            <text:p>0.01648864</text:p>
          </table:table-cell>
          <table:table-cell office:value-type="float" office:value="0.00013082" calcext:value-type="float">
            <text:p>0.00013082</text:p>
          </table:table-cell>
          <table:table-cell office:value-type="float" office:value="0.90821117" calcext:value-type="float">
            <text:p>0.90821117</text:p>
          </table:table-cell>
          <table:table-cell office:value-type="float" office:value="0.07516937" calcext:value-type="float">
            <text:p>0.075169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543055" calcext:value-type="float">
            <text:p>0.96543055</text:p>
          </table:table-cell>
          <table:table-cell office:value-type="float" office:value="0.0031567" calcext:value-type="float">
            <text:p>0.0031567</text:p>
          </table:table-cell>
          <table:table-cell office:value-type="float" office:value="0.00908876" calcext:value-type="float">
            <text:p>0.00908876</text:p>
          </table:table-cell>
          <table:table-cell office:value-type="float" office:value="0.02232399" calcext:value-type="float">
            <text:p>0.02232399</text:p>
          </table:table-cell>
          <table:table-cell office:value-type="float" office:value="0.00997378" calcext:value-type="float">
            <text:p>0.00997378</text:p>
          </table:table-cell>
          <table:table-cell office:value-type="float" office:value="0.94507858" calcext:value-type="float">
            <text:p>0.94507858</text:p>
          </table:table-cell>
          <table:table-cell office:value-type="float" office:value="0.00001511" calcext:value-type="float">
            <text:p>1.511E-05</text:p>
          </table:table-cell>
          <table:table-cell office:value-type="float" office:value="0.04493253" calcext:value-type="float">
            <text:p>0.04493253</text:p>
          </table:table-cell>
          <table:table-cell office:value-type="float" office:value="0.01505462" calcext:value-type="float">
            <text:p>0.01505462</text:p>
          </table:table-cell>
          <table:table-cell office:value-type="float" office:value="0.00012228" calcext:value-type="float">
            <text:p>0.00012228</text:p>
          </table:table-cell>
          <table:table-cell office:value-type="float" office:value="0.91097664" calcext:value-type="float">
            <text:p>0.91097664</text:p>
          </table:table-cell>
          <table:table-cell office:value-type="float" office:value="0.07384646" calcext:value-type="float">
            <text:p>0.073846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280345" calcext:value-type="float">
            <text:p>0.96280345</text:p>
          </table:table-cell>
          <table:table-cell office:value-type="float" office:value="0.00322551" calcext:value-type="float">
            <text:p>0.00322551</text:p>
          </table:table-cell>
          <table:table-cell office:value-type="float" office:value="0.0099403" calcext:value-type="float">
            <text:p>0.0099403</text:p>
          </table:table-cell>
          <table:table-cell office:value-type="float" office:value="0.02403074" calcext:value-type="float">
            <text:p>0.02403074</text:p>
          </table:table-cell>
          <table:table-cell office:value-type="float" office:value="0.00971342" calcext:value-type="float">
            <text:p>0.00971342</text:p>
          </table:table-cell>
          <table:table-cell office:value-type="float" office:value="0.94303675" calcext:value-type="float">
            <text:p>0.94303675</text:p>
          </table:table-cell>
          <table:table-cell office:value-type="float" office:value="0.00001614" calcext:value-type="float">
            <text:p>1.614E-05</text:p>
          </table:table-cell>
          <table:table-cell office:value-type="float" office:value="0.04723369" calcext:value-type="float">
            <text:p>0.04723369</text:p>
          </table:table-cell>
          <table:table-cell office:value-type="float" office:value="0.0137619" calcext:value-type="float">
            <text:p>0.0137619</text:p>
          </table:table-cell>
          <table:table-cell office:value-type="float" office:value="0.00011453" calcext:value-type="float">
            <text:p>0.00011453</text:p>
          </table:table-cell>
          <table:table-cell office:value-type="float" office:value="0.9132589" calcext:value-type="float">
            <text:p>0.9132589</text:p>
          </table:table-cell>
          <table:table-cell office:value-type="float" office:value="0.07286468" calcext:value-type="float">
            <text:p>0.07286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991019" calcext:value-type="float">
            <text:p>0.95991019</text:p>
          </table:table-cell>
          <table:table-cell office:value-type="float" office:value="0.00329763" calcext:value-type="float">
            <text:p>0.00329763</text:p>
          </table:table-cell>
          <table:table-cell office:value-type="float" office:value="0.01084958" calcext:value-type="float">
            <text:p>0.01084958</text:p>
          </table:table-cell>
          <table:table-cell office:value-type="float" office:value="0.0259426" calcext:value-type="float">
            <text:p>0.0259426</text:p>
          </table:table-cell>
          <table:table-cell office:value-type="float" office:value="0.00944973" calcext:value-type="float">
            <text:p>0.00944973</text:p>
          </table:table-cell>
          <table:table-cell office:value-type="float" office:value="0.94077625" calcext:value-type="float">
            <text:p>0.94077625</text:p>
          </table:table-cell>
          <table:table-cell office:value-type="float" office:value="0.00001719" calcext:value-type="float">
            <text:p>1.719E-05</text:p>
          </table:table-cell>
          <table:table-cell office:value-type="float" office:value="0.04975683" calcext:value-type="float">
            <text:p>0.04975683</text:p>
          </table:table-cell>
          <table:table-cell office:value-type="float" office:value="0.01259577" calcext:value-type="float">
            <text:p>0.01259577</text:p>
          </table:table-cell>
          <table:table-cell office:value-type="float" office:value="0.00010749" calcext:value-type="float">
            <text:p>0.00010749</text:p>
          </table:table-cell>
          <table:table-cell office:value-type="float" office:value="0.91508349" calcext:value-type="float">
            <text:p>0.91508349</text:p>
          </table:table-cell>
          <table:table-cell office:value-type="float" office:value="0.07221325" calcext:value-type="float">
            <text:p>0.07221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672275" calcext:value-type="float">
            <text:p>0.95672275</text:p>
          </table:table-cell>
          <table:table-cell office:value-type="float" office:value="0.0033731" calcext:value-type="float">
            <text:p>0.0033731</text:p>
          </table:table-cell>
          <table:table-cell office:value-type="float" office:value="0.01181766" calcext:value-type="float">
            <text:p>0.01181766</text:p>
          </table:table-cell>
          <table:table-cell office:value-type="float" office:value="0.02808649" calcext:value-type="float">
            <text:p>0.02808649</text:p>
          </table:table-cell>
          <table:table-cell office:value-type="float" office:value="0.00918313" calcext:value-type="float">
            <text:p>0.00918313</text:p>
          </table:table-cell>
          <table:table-cell office:value-type="float" office:value="0.93827524" calcext:value-type="float">
            <text:p>0.93827524</text:p>
          </table:table-cell>
          <table:table-cell office:value-type="float" office:value="0.00001825" calcext:value-type="float">
            <text:p>1.825E-05</text:p>
          </table:table-cell>
          <table:table-cell office:value-type="float" office:value="0.05252337" calcext:value-type="float">
            <text:p>0.05252337</text:p>
          </table:table-cell>
          <table:table-cell office:value-type="float" office:value="0.01154302" calcext:value-type="float">
            <text:p>0.01154302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0.91647059" calcext:value-type="float">
            <text:p>0.91647059</text:p>
          </table:table-cell>
          <table:table-cell office:value-type="float" office:value="0.0718853" calcext:value-type="float">
            <text:p>0.07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320969" calcext:value-type="float">
            <text:p>0.95320969</text:p>
          </table:table-cell>
          <table:table-cell office:value-type="float" office:value="0.00345197" calcext:value-type="float">
            <text:p>0.00345197</text:p>
          </table:table-cell>
          <table:table-cell office:value-type="float" office:value="0.01284515" calcext:value-type="float">
            <text:p>0.01284515</text:p>
          </table:table-cell>
          <table:table-cell office:value-type="float" office:value="0.03049319" calcext:value-type="float">
            <text:p>0.03049319</text:p>
          </table:table-cell>
          <table:table-cell office:value-type="float" office:value="0.00891404" calcext:value-type="float">
            <text:p>0.00891404</text:p>
          </table:table-cell>
          <table:table-cell office:value-type="float" office:value="0.93550956" calcext:value-type="float">
            <text:p>0.93550956</text:p>
          </table:table-cell>
          <table:table-cell office:value-type="float" office:value="0.00001933" calcext:value-type="float">
            <text:p>1.933E-05</text:p>
          </table:table-cell>
          <table:table-cell office:value-type="float" office:value="0.05555707" calcext:value-type="float">
            <text:p>0.05555707</text:p>
          </table:table-cell>
          <table:table-cell office:value-type="float" office:value="0.01059183" calcext:value-type="float">
            <text:p>0.01059183</text:p>
          </table:table-cell>
          <table:table-cell office:value-type="float" office:value="0.00009529" calcext:value-type="float">
            <text:p>9.529E-05</text:p>
          </table:table-cell>
          <table:table-cell office:value-type="float" office:value="0.91743512" calcext:value-type="float">
            <text:p>0.91743512</text:p>
          </table:table-cell>
          <table:table-cell office:value-type="float" office:value="0.07187777" calcext:value-type="float">
            <text:p>0.071877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933559" calcext:value-type="float">
            <text:p>0.94933559</text:p>
          </table:table-cell>
          <table:table-cell office:value-type="float" office:value="0.00353423" calcext:value-type="float">
            <text:p>0.00353423</text:p>
          </table:table-cell>
          <table:table-cell office:value-type="float" office:value="0.01393216" calcext:value-type="float">
            <text:p>0.01393216</text:p>
          </table:table-cell>
          <table:table-cell office:value-type="float" office:value="0.03319802" calcext:value-type="float">
            <text:p>0.03319802</text:p>
          </table:table-cell>
          <table:table-cell office:value-type="float" office:value="0.00864284" calcext:value-type="float">
            <text:p>0.00864284</text:p>
          </table:table-cell>
          <table:table-cell office:value-type="float" office:value="0.93245247" calcext:value-type="float">
            <text:p>0.93245247</text:p>
          </table:table-cell>
          <table:table-cell office:value-type="float" office:value="0.00002041" calcext:value-type="float">
            <text:p>2.041E-05</text:p>
          </table:table-cell>
          <table:table-cell office:value-type="float" office:value="0.05888428" calcext:value-type="float">
            <text:p>0.05888428</text:p>
          </table:table-cell>
          <table:table-cell office:value-type="float" office:value="0.0097316" calcext:value-type="float">
            <text:p>0.009731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91798695" calcext:value-type="float">
            <text:p>0.91798695</text:p>
          </table:table-cell>
          <table:table-cell office:value-type="float" office:value="0.07219145" calcext:value-type="float">
            <text:p>0.072191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506057" calcext:value-type="float">
            <text:p>0.94506057</text:p>
          </table:table-cell>
          <table:table-cell office:value-type="float" office:value="0.00361987" calcext:value-type="float">
            <text:p>0.00361987</text:p>
          </table:table-cell>
          <table:table-cell office:value-type="float" office:value="0.01507817" calcext:value-type="float">
            <text:p>0.01507817</text:p>
          </table:table-cell>
          <table:table-cell office:value-type="float" office:value="0.03624139" calcext:value-type="float">
            <text:p>0.03624139</text:p>
          </table:table-cell>
          <table:table-cell office:value-type="float" office:value="0.00836993" calcext:value-type="float">
            <text:p>0.00836993</text:p>
          </table:table-cell>
          <table:table-cell office:value-type="float" office:value="0.9290744" calcext:value-type="float">
            <text:p>0.9290744</text:p>
          </table:table-cell>
          <table:table-cell office:value-type="float" office:value="0.00002149" calcext:value-type="float">
            <text:p>2.149E-05</text:p>
          </table:table-cell>
          <table:table-cell office:value-type="float" office:value="0.06253418" calcext:value-type="float">
            <text:p>0.06253418</text:p>
          </table:table-cell>
          <table:table-cell office:value-type="float" office:value="0.00895286" calcext:value-type="float">
            <text:p>0.00895286</text:p>
          </table:table-cell>
          <table:table-cell office:value-type="float" office:value="0.00008519" calcext:value-type="float">
            <text:p>8.519E-05</text:p>
          </table:table-cell>
          <table:table-cell office:value-type="float" office:value="0.91813095" calcext:value-type="float">
            <text:p>0.91813095</text:p>
          </table:table-cell>
          <table:table-cell office:value-type="float" office:value="0.072831" calcext:value-type="float">
            <text:p>0.0728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033963" calcext:value-type="float">
            <text:p>0.94033963</text:p>
          </table:table-cell>
          <table:table-cell office:value-type="float" office:value="0.00370884" calcext:value-type="float">
            <text:p>0.00370884</text:p>
          </table:table-cell>
          <table:table-cell office:value-type="float" office:value="0.01628196" calcext:value-type="float">
            <text:p>0.01628196</text:p>
          </table:table-cell>
          <table:table-cell office:value-type="float" office:value="0.03966957" calcext:value-type="float">
            <text:p>0.03966957</text:p>
          </table:table-cell>
          <table:table-cell office:value-type="float" office:value="0.00809569" calcext:value-type="float">
            <text:p>0.00809569</text:p>
          </table:table-cell>
          <table:table-cell office:value-type="float" office:value="0.92534268" calcext:value-type="float">
            <text:p>0.92534268</text:p>
          </table:table-cell>
          <table:table-cell office:value-type="float" office:value="0.00002256" calcext:value-type="float">
            <text:p>2.256E-05</text:p>
          </table:table-cell>
          <table:table-cell office:value-type="float" office:value="0.06653907" calcext:value-type="float">
            <text:p>0.06653907</text:p>
          </table:table-cell>
          <table:table-cell office:value-type="float" office:value="0.00824715" calcext:value-type="float">
            <text:p>0.00824715</text:p>
          </table:table-cell>
          <table:table-cell office:value-type="float" office:value="0.0000808" calcext:value-type="float">
            <text:p>8.08E-05</text:p>
          </table:table-cell>
          <table:table-cell office:value-type="float" office:value="0.91786699" calcext:value-type="float">
            <text:p>0.91786699</text:p>
          </table:table-cell>
          <table:table-cell office:value-type="float" office:value="0.07380506" calcext:value-type="float">
            <text:p>0.073805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5122" calcext:value-type="float">
            <text:p>0.935122</text:p>
          </table:table-cell>
          <table:table-cell office:value-type="float" office:value="0.00380105" calcext:value-type="float">
            <text:p>0.00380105</text:p>
          </table:table-cell>
          <table:table-cell office:value-type="float" office:value="0.01754145" calcext:value-type="float">
            <text:p>0.01754145</text:p>
          </table:table-cell>
          <table:table-cell office:value-type="float" office:value="0.04353549" calcext:value-type="float">
            <text:p>0.04353549</text:p>
          </table:table-cell>
          <table:table-cell office:value-type="float" office:value="0.00782047" calcext:value-type="float">
            <text:p>0.00782047</text:p>
          </table:table-cell>
          <table:table-cell office:value-type="float" office:value="0.92122133" calcext:value-type="float">
            <text:p>0.92122133</text:p>
          </table:table-cell>
          <table:table-cell office:value-type="float" office:value="0.00002361" calcext:value-type="float">
            <text:p>2.361E-05</text:p>
          </table:table-cell>
          <table:table-cell office:value-type="float" office:value="0.0709346" calcext:value-type="float">
            <text:p>0.0709346</text:p>
          </table:table-cell>
          <table:table-cell office:value-type="float" office:value="0.00760691" calcext:value-type="float">
            <text:p>0.00760691</text:p>
          </table:table-cell>
          <table:table-cell office:value-type="float" office:value="0.00007681" calcext:value-type="float">
            <text:p>7.681E-05</text:p>
          </table:table-cell>
          <table:table-cell office:value-type="float" office:value="0.91718986" calcext:value-type="float">
            <text:p>0.91718986</text:p>
          </table:table-cell>
          <table:table-cell office:value-type="float" office:value="0.07512642" calcext:value-type="float">
            <text:p>0.075126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935042" calcext:value-type="float">
            <text:p>0.92935042</text:p>
          </table:table-cell>
          <table:table-cell office:value-type="float" office:value="0.00389637" calcext:value-type="float">
            <text:p>0.00389637</text:p>
          </table:table-cell>
          <table:table-cell office:value-type="float" office:value="0.01885361" calcext:value-type="float">
            <text:p>0.01885361</text:p>
          </table:table-cell>
          <table:table-cell office:value-type="float" office:value="0.0478996" calcext:value-type="float">
            <text:p>0.0478996</text:p>
          </table:table-cell>
          <table:table-cell office:value-type="float" office:value="0.00754462" calcext:value-type="float">
            <text:p>0.00754462</text:p>
          </table:table-cell>
          <table:table-cell office:value-type="float" office:value="0.9166707" calcext:value-type="float">
            <text:p>0.9166707</text:p>
          </table:table-cell>
          <table:table-cell office:value-type="float" office:value="0.00002463" calcext:value-type="float">
            <text:p>2.463E-05</text:p>
          </table:table-cell>
          <table:table-cell office:value-type="float" office:value="0.07576005" calcext:value-type="float">
            <text:p>0.07576005</text:p>
          </table:table-cell>
          <table:table-cell office:value-type="float" office:value="0.00702537" calcext:value-type="float">
            <text:p>0.00702537</text:p>
          </table:table-cell>
          <table:table-cell office:value-type="float" office:value="0.00007317" calcext:value-type="float">
            <text:p>7.317E-05</text:p>
          </table:table-cell>
          <table:table-cell office:value-type="float" office:value="0.9160892" calcext:value-type="float">
            <text:p>0.9160892</text:p>
          </table:table-cell>
          <table:table-cell office:value-type="float" office:value="0.07681227" calcext:value-type="float">
            <text:p>0.07681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296032" calcext:value-type="float">
            <text:p>0.92296032</text:p>
          </table:table-cell>
          <table:table-cell office:value-type="float" office:value="0.00399457" calcext:value-type="float">
            <text:p>0.00399457</text:p>
          </table:table-cell>
          <table:table-cell office:value-type="float" office:value="0.02021429" calcext:value-type="float">
            <text:p>0.02021429</text:p>
          </table:table-cell>
          <table:table-cell office:value-type="float" office:value="0.05283083" calcext:value-type="float">
            <text:p>0.05283083</text:p>
          </table:table-cell>
          <table:table-cell office:value-type="float" office:value="0.0072685" calcext:value-type="float">
            <text:p>0.0072685</text:p>
          </table:table-cell>
          <table:table-cell office:value-type="float" office:value="0.91164725" calcext:value-type="float">
            <text:p>0.91164725</text:p>
          </table:table-cell>
          <table:table-cell office:value-type="float" office:value="0.00002562" calcext:value-type="float">
            <text:p>2.562E-05</text:p>
          </table:table-cell>
          <table:table-cell office:value-type="float" office:value="0.08105864" calcext:value-type="float">
            <text:p>0.08105864</text:p>
          </table:table-cell>
          <table:table-cell office:value-type="float" office:value="0.00649648" calcext:value-type="float">
            <text:p>0.00649648</text:p>
          </table:table-cell>
          <table:table-cell office:value-type="float" office:value="0.00006985" calcext:value-type="float">
            <text:p>6.985E-05</text:p>
          </table:table-cell>
          <table:table-cell office:value-type="float" office:value="0.91454919" calcext:value-type="float">
            <text:p>0.91454919</text:p>
          </table:table-cell>
          <table:table-cell office:value-type="float" office:value="0.07888449" calcext:value-type="float">
            <text:p>0.078884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5879" calcext:value-type="float">
            <text:p>0.915879</text:p>
          </table:table-cell>
          <table:table-cell office:value-type="float" office:value="0.00409537" calcext:value-type="float">
            <text:p>0.00409537</text:p>
          </table:table-cell>
          <table:table-cell office:value-type="float" office:value="0.02161804" calcext:value-type="float">
            <text:p>0.02161804</text:p>
          </table:table-cell>
          <table:table-cell office:value-type="float" office:value="0.05840759" calcext:value-type="float">
            <text:p>0.05840759</text:p>
          </table:table-cell>
          <table:table-cell office:value-type="float" office:value="0.00699241" calcext:value-type="float">
            <text:p>0.00699241</text:p>
          </table:table-cell>
          <table:table-cell office:value-type="float" office:value="0.90610328" calcext:value-type="float">
            <text:p>0.90610328</text:p>
          </table:table-cell>
          <table:table-cell office:value-type="float" office:value="0.00002656" calcext:value-type="float">
            <text:p>2.656E-05</text:p>
          </table:table-cell>
          <table:table-cell office:value-type="float" office:value="0.08687775" calcext:value-type="float">
            <text:p>0.08687775</text:p>
          </table:table-cell>
          <table:table-cell office:value-type="float" office:value="0.00601484" calcext:value-type="float">
            <text:p>0.00601484</text:p>
          </table:table-cell>
          <table:table-cell office:value-type="float" office:value="0.00006681" calcext:value-type="float">
            <text:p>6.681E-05</text:p>
          </table:table-cell>
          <table:table-cell office:value-type="float" office:value="0.91254832" calcext:value-type="float">
            <text:p>0.91254832</text:p>
          </table:table-cell>
          <table:table-cell office:value-type="float" office:value="0.08137003" calcext:value-type="float">
            <text:p>0.08137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802482" calcext:value-type="float">
            <text:p>0.90802482</text:p>
          </table:table-cell>
          <table:table-cell office:value-type="float" office:value="0.00419839" calcext:value-type="float">
            <text:p>0.00419839</text:p>
          </table:table-cell>
          <table:table-cell office:value-type="float" office:value="0.02305797" calcext:value-type="float">
            <text:p>0.02305797</text:p>
          </table:table-cell>
          <table:table-cell office:value-type="float" office:value="0.06471881" calcext:value-type="float">
            <text:p>0.06471881</text:p>
          </table:table-cell>
          <table:table-cell office:value-type="float" office:value="0.00671669" calcext:value-type="float">
            <text:p>0.00671669</text:p>
          </table:table-cell>
          <table:table-cell office:value-type="float" office:value="0.89998669" calcext:value-type="float">
            <text:p>0.89998669</text:p>
          </table:table-cell>
          <table:table-cell office:value-type="float" office:value="0.00002745" calcext:value-type="float">
            <text:p>2.745E-05</text:p>
          </table:table-cell>
          <table:table-cell office:value-type="float" office:value="0.09326918" calcext:value-type="float">
            <text:p>0.09326918</text:p>
          </table:table-cell>
          <table:table-cell office:value-type="float" office:value="0.00557561" calcext:value-type="float">
            <text:p>0.00557561</text:p>
          </table:table-cell>
          <table:table-cell office:value-type="float" office:value="0.00006404" calcext:value-type="float">
            <text:p>6.404E-05</text:p>
          </table:table-cell>
          <table:table-cell office:value-type="float" office:value="0.910059" calcext:value-type="float">
            <text:p>0.910059</text:p>
          </table:table-cell>
          <table:table-cell office:value-type="float" office:value="0.08430135" calcext:value-type="float">
            <text:p>0.084301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930639" calcext:value-type="float">
            <text:p>0.89930639</text:p>
          </table:table-cell>
          <table:table-cell office:value-type="float" office:value="0.00430314" calcext:value-type="float">
            <text:p>0.00430314</text:p>
          </table:table-cell>
          <table:table-cell office:value-type="float" office:value="0.02452555" calcext:value-type="float">
            <text:p>0.02452555</text:p>
          </table:table-cell>
          <table:table-cell office:value-type="float" office:value="0.07186492" calcext:value-type="float">
            <text:p>0.07186492</text:p>
          </table:table-cell>
          <table:table-cell office:value-type="float" office:value="0.00644162" calcext:value-type="float">
            <text:p>0.00644162</text:p>
          </table:table-cell>
          <table:table-cell office:value-type="float" office:value="0.89324081" calcext:value-type="float">
            <text:p>0.89324081</text:p>
          </table:table-cell>
          <table:table-cell office:value-type="float" office:value="0.00002827" calcext:value-type="float">
            <text:p>2.827E-05</text:p>
          </table:table-cell>
          <table:table-cell office:value-type="float" office:value="0.1002893" calcext:value-type="float">
            <text:p>0.1002893</text:p>
          </table:table-cell>
          <table:table-cell office:value-type="float" office:value="0.00517446" calcext:value-type="float">
            <text:p>0.00517446</text:p>
          </table:table-cell>
          <table:table-cell office:value-type="float" office:value="0.00006151" calcext:value-type="float">
            <text:p>6.151E-05</text:p>
          </table:table-cell>
          <table:table-cell office:value-type="float" office:value="0.90704708" calcext:value-type="float">
            <text:p>0.90704708</text:p>
          </table:table-cell>
          <table:table-cell office:value-type="float" office:value="0.08771696" calcext:value-type="float">
            <text:p>0.087716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96219" calcext:value-type="float">
            <text:p>0.8896219</text:p>
          </table:table-cell>
          <table:table-cell office:value-type="float" office:value="0.00440898" calcext:value-type="float">
            <text:p>0.00440898</text:p>
          </table:table-cell>
          <table:table-cell office:value-type="float" office:value="0.02601038" calcext:value-type="float">
            <text:p>0.02601038</text:p>
          </table:table-cell>
          <table:table-cell office:value-type="float" office:value="0.07995874" calcext:value-type="float">
            <text:p>0.07995874</text:p>
          </table:table-cell>
          <table:table-cell office:value-type="float" office:value="0.00616751" calcext:value-type="float">
            <text:p>0.00616751</text:p>
          </table:table-cell>
          <table:table-cell office:value-type="float" office:value="0.88580425" calcext:value-type="float">
            <text:p>0.88580425</text:p>
          </table:table-cell>
          <table:table-cell office:value-type="float" office:value="0.00002902" calcext:value-type="float">
            <text:p>2.902E-05</text:p>
          </table:table-cell>
          <table:table-cell office:value-type="float" office:value="0.10799922" calcext:value-type="float">
            <text:p>0.10799922</text:p>
          </table:table-cell>
          <table:table-cell office:value-type="float" office:value="0.0048075" calcext:value-type="float">
            <text:p>0.0048075</text:p>
          </table:table-cell>
          <table:table-cell office:value-type="float" office:value="0.00005919" calcext:value-type="float">
            <text:p>5.919E-05</text:p>
          </table:table-cell>
          <table:table-cell office:value-type="float" office:value="0.90347134" calcext:value-type="float">
            <text:p>0.90347134</text:p>
          </table:table-cell>
          <table:table-cell office:value-type="float" office:value="0.09166197" calcext:value-type="float">
            <text:p>0.091661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7885864" calcext:value-type="float">
            <text:p>0.87885864</text:p>
          </table:table-cell>
          <table:table-cell office:value-type="float" office:value="0.0045151" calcext:value-type="float">
            <text:p>0.0045151</text:p>
          </table:table-cell>
          <table:table-cell office:value-type="float" office:value="0.02750001" calcext:value-type="float">
            <text:p>0.02750001</text:p>
          </table:table-cell>
          <table:table-cell office:value-type="float" office:value="0.08912624" calcext:value-type="float">
            <text:p>0.08912624</text:p>
          </table:table-cell>
          <table:table-cell office:value-type="float" office:value="0.00589464" calcext:value-type="float">
            <text:p>0.00589464</text:p>
          </table:table-cell>
          <table:table-cell office:value-type="float" office:value="0.87761092" calcext:value-type="float">
            <text:p>0.87761092</text:p>
          </table:table-cell>
          <table:table-cell office:value-type="float" office:value="0.00002968" calcext:value-type="float">
            <text:p>2.968E-05</text:p>
          </table:table-cell>
          <table:table-cell office:value-type="float" office:value="0.11646475" calcext:value-type="float">
            <text:p>0.11646475</text:p>
          </table:table-cell>
          <table:table-cell office:value-type="float" office:value="0.00447125" calcext:value-type="float">
            <text:p>0.00447125</text:p>
          </table:table-cell>
          <table:table-cell office:value-type="float" office:value="0.00005706" calcext:value-type="float">
            <text:p>5.706E-05</text:p>
          </table:table-cell>
          <table:table-cell office:value-type="float" office:value="0.89928289" calcext:value-type="float">
            <text:p>0.89928289</text:p>
          </table:table-cell>
          <table:table-cell office:value-type="float" office:value="0.0961888" calcext:value-type="float">
            <text:p>0.09618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68929" calcext:value-type="float">
            <text:p>0.8668929</text:p>
          </table:table-cell>
          <table:table-cell office:value-type="float" office:value="0.00462054" calcext:value-type="float">
            <text:p>0.00462054</text:p>
          </table:table-cell>
          <table:table-cell office:value-type="float" office:value="0.02897974" calcext:value-type="float">
            <text:p>0.02897974</text:p>
          </table:table-cell>
          <table:table-cell office:value-type="float" office:value="0.09950682" calcext:value-type="float">
            <text:p>0.09950682</text:p>
          </table:table-cell>
          <table:table-cell office:value-type="float" office:value="0.00562331" calcext:value-type="float">
            <text:p>0.00562331</text:p>
          </table:table-cell>
          <table:table-cell office:value-type="float" office:value="0.86859013" calcext:value-type="float">
            <text:p>0.86859013</text:p>
          </table:table-cell>
          <table:table-cell office:value-type="float" office:value="0.00003025" calcext:value-type="float">
            <text:p>3.025E-05</text:p>
          </table:table-cell>
          <table:table-cell office:value-type="float" office:value="0.12575631" calcext:value-type="float">
            <text:p>0.12575631</text:p>
          </table:table-cell>
          <table:table-cell office:value-type="float" office:value="0.00416256" calcext:value-type="float">
            <text:p>0.00416256</text:p>
          </table:table-cell>
          <table:table-cell office:value-type="float" office:value="0.00005511" calcext:value-type="float">
            <text:p>5.511E-05</text:p>
          </table:table-cell>
          <table:table-cell office:value-type="float" office:value="0.89442442" calcext:value-type="float">
            <text:p>0.89442442</text:p>
          </table:table-cell>
          <table:table-cell office:value-type="float" office:value="0.1013579" calcext:value-type="float">
            <text:p>0.10135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359032" calcext:value-type="float">
            <text:p>0.85359032</text:p>
          </table:table-cell>
          <table:table-cell office:value-type="float" office:value="0.00472408" calcext:value-type="float">
            <text:p>0.00472408</text:p>
          </table:table-cell>
          <table:table-cell office:value-type="float" office:value="0.03043239" calcext:value-type="float">
            <text:p>0.03043239</text:p>
          </table:table-cell>
          <table:table-cell office:value-type="float" office:value="0.11125321" calcext:value-type="float">
            <text:p>0.11125321</text:p>
          </table:table-cell>
          <table:table-cell office:value-type="float" office:value="0.00535379" calcext:value-type="float">
            <text:p>0.00535379</text:p>
          </table:table-cell>
          <table:table-cell office:value-type="float" office:value="0.85866687" calcext:value-type="float">
            <text:p>0.85866687</text:p>
          </table:table-cell>
          <table:table-cell office:value-type="float" office:value="0.00003071" calcext:value-type="float">
            <text:p>3.071E-05</text:p>
          </table:table-cell>
          <table:table-cell office:value-type="float" office:value="0.13594863" calcext:value-type="float">
            <text:p>0.13594863</text:p>
          </table:table-cell>
          <table:table-cell office:value-type="float" office:value="0.00387863" calcext:value-type="float">
            <text:p>0.00387863</text:p>
          </table:table-cell>
          <table:table-cell office:value-type="float" office:value="0.00005332" calcext:value-type="float">
            <text:p>5.332E-05</text:p>
          </table:table-cell>
          <table:table-cell office:value-type="float" office:value="0.8888296" calcext:value-type="float">
            <text:p>0.8888296</text:p>
          </table:table-cell>
          <table:table-cell office:value-type="float" office:value="0.10723845" calcext:value-type="float">
            <text:p>0.107238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3880704" calcext:value-type="float">
            <text:p>0.83880704</text:p>
          </table:table-cell>
          <table:table-cell office:value-type="float" office:value="0.00482428" calcext:value-type="float">
            <text:p>0.00482428</text:p>
          </table:table-cell>
          <table:table-cell office:value-type="float" office:value="0.03183822" calcext:value-type="float">
            <text:p>0.03183822</text:p>
          </table:table-cell>
          <table:table-cell office:value-type="float" office:value="0.12453047" calcext:value-type="float">
            <text:p>0.12453047</text:p>
          </table:table-cell>
          <table:table-cell office:value-type="float" office:value="0.00508638" calcext:value-type="float">
            <text:p>0.00508638</text:p>
          </table:table-cell>
          <table:table-cell office:value-type="float" office:value="0.84776236" calcext:value-type="float">
            <text:p>0.84776236</text:p>
          </table:table-cell>
          <table:table-cell office:value-type="float" office:value="0.00003107" calcext:value-type="float">
            <text:p>3.107E-05</text:p>
          </table:table-cell>
          <table:table-cell office:value-type="float" office:value="0.14712019" calcext:value-type="float">
            <text:p>0.14712019</text:p>
          </table:table-cell>
          <table:table-cell office:value-type="float" office:value="0.0036169" calcext:value-type="float">
            <text:p>0.0036169</text:p>
          </table:table-cell>
          <table:table-cell office:value-type="float" office:value="0.00005168" calcext:value-type="float">
            <text:p>5.168E-05</text:p>
          </table:table-cell>
          <table:table-cell office:value-type="float" office:value="0.88242221" calcext:value-type="float">
            <text:p>0.88242221</text:p>
          </table:table-cell>
          <table:table-cell office:value-type="float" office:value="0.11390922" calcext:value-type="float">
            <text:p>0.11390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2239186" calcext:value-type="float">
            <text:p>0.82239186</text:p>
          </table:table-cell>
          <table:table-cell office:value-type="float" office:value="0.00491941" calcext:value-type="float">
            <text:p>0.00491941</text:p>
          </table:table-cell>
          <table:table-cell office:value-type="float" office:value="0.03317478" calcext:value-type="float">
            <text:p>0.03317478</text:p>
          </table:table-cell>
          <table:table-cell office:value-type="float" office:value="0.13951395" calcext:value-type="float">
            <text:p>0.13951395</text:p>
          </table:table-cell>
          <table:table-cell office:value-type="float" office:value="0.00482136" calcext:value-type="float">
            <text:p>0.00482136</text:p>
          </table:table-cell>
          <table:table-cell office:value-type="float" office:value="0.83579491" calcext:value-type="float">
            <text:p>0.83579491</text:p>
          </table:table-cell>
          <table:table-cell office:value-type="float" office:value="0.0000313" calcext:value-type="float">
            <text:p>3.13E-05</text:p>
          </table:table-cell>
          <table:table-cell office:value-type="float" office:value="0.15935244" calcext:value-type="float">
            <text:p>0.15935244</text:p>
          </table:table-cell>
          <table:table-cell office:value-type="float" office:value="0.00337507" calcext:value-type="float">
            <text:p>0.00337507</text:p>
          </table:table-cell>
          <table:table-cell office:value-type="float" office:value="0.00005015" calcext:value-type="float">
            <text:p>5.015E-05</text:p>
          </table:table-cell>
          <table:table-cell office:value-type="float" office:value="0.87511554" calcext:value-type="float">
            <text:p>0.87511554</text:p>
          </table:table-cell>
          <table:table-cell office:value-type="float" office:value="0.12145924" calcext:value-type="float">
            <text:p>0.121459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41897" calcext:value-type="float">
            <text:p>0.8041897</text:p>
          </table:table-cell>
          <table:table-cell office:value-type="float" office:value="0.00500748" calcext:value-type="float">
            <text:p>0.00500748</text:p>
          </table:table-cell>
          <table:table-cell office:value-type="float" office:value="0.03441698" calcext:value-type="float">
            <text:p>0.03441698</text:p>
          </table:table-cell>
          <table:table-cell office:value-type="float" office:value="0.15638585" calcext:value-type="float">
            <text:p>0.15638585</text:p>
          </table:table-cell>
          <table:table-cell office:value-type="float" office:value="0.00455906" calcext:value-type="float">
            <text:p>0.00455906</text:p>
          </table:table-cell>
          <table:table-cell office:value-type="float" office:value="0.82268101" calcext:value-type="float">
            <text:p>0.82268101</text:p>
          </table:table-cell>
          <table:table-cell office:value-type="float" office:value="0.0000314" calcext:value-type="float">
            <text:p>3.14E-05</text:p>
          </table:table-cell>
          <table:table-cell office:value-type="float" office:value="0.17272854" calcext:value-type="float">
            <text:p>0.17272854</text:p>
          </table:table-cell>
          <table:table-cell office:value-type="float" office:value="0.00315106" calcext:value-type="float">
            <text:p>0.00315106</text:p>
          </table:table-cell>
          <table:table-cell office:value-type="float" office:value="0.00004874" calcext:value-type="float">
            <text:p>4.874E-05</text:p>
          </table:table-cell>
          <table:table-cell office:value-type="float" office:value="0.86681167" calcext:value-type="float">
            <text:p>0.86681167</text:p>
          </table:table-cell>
          <table:table-cell office:value-type="float" office:value="0.12998853" calcext:value-type="float">
            <text:p>0.12998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404676" calcext:value-type="float">
            <text:p>0.78404676</text:p>
          </table:table-cell>
          <table:table-cell office:value-type="float" office:value="0.00508618" calcext:value-type="float">
            <text:p>0.00508618</text:p>
          </table:table-cell>
          <table:table-cell office:value-type="float" office:value="0.03553724" calcext:value-type="float">
            <text:p>0.03553724</text:p>
          </table:table-cell>
          <table:table-cell office:value-type="float" office:value="0.17532983" calcext:value-type="float">
            <text:p>0.17532983</text:p>
          </table:table-cell>
          <table:table-cell office:value-type="float" office:value="0.00429979" calcext:value-type="float">
            <text:p>0.00429979</text:p>
          </table:table-cell>
          <table:table-cell office:value-type="float" office:value="0.80833703" calcext:value-type="float">
            <text:p>0.80833703</text:p>
          </table:table-cell>
          <table:table-cell office:value-type="float" office:value="0.00003136" calcext:value-type="float">
            <text:p>3.136E-05</text:p>
          </table:table-cell>
          <table:table-cell office:value-type="float" office:value="0.18733182" calcext:value-type="float">
            <text:p>0.18733182</text:p>
          </table:table-cell>
          <table:table-cell office:value-type="float" office:value="0.00294299" calcext:value-type="float">
            <text:p>0.00294299</text:p>
          </table:table-cell>
          <table:table-cell office:value-type="float" office:value="0.00004743" calcext:value-type="float">
            <text:p>4.743E-05</text:p>
          </table:table-cell>
          <table:table-cell office:value-type="float" office:value="0.85740112" calcext:value-type="float">
            <text:p>0.85740112</text:p>
          </table:table-cell>
          <table:table-cell office:value-type="float" office:value="0.13960846" calcext:value-type="float">
            <text:p>0.139608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181769" calcext:value-type="float">
            <text:p>0.76181769</text:p>
          </table:table-cell>
          <table:table-cell office:value-type="float" office:value="0.00515289" calcext:value-type="float">
            <text:p>0.00515289</text:p>
          </table:table-cell>
          <table:table-cell office:value-type="float" office:value="0.03650587" calcext:value-type="float">
            <text:p>0.03650587</text:p>
          </table:table-cell>
          <table:table-cell office:value-type="float" office:value="0.19652355" calcext:value-type="float">
            <text:p>0.19652355</text:p>
          </table:table-cell>
          <table:table-cell office:value-type="float" office:value="0.00404392" calcext:value-type="float">
            <text:p>0.00404392</text:p>
          </table:table-cell>
          <table:table-cell office:value-type="float" office:value="0.79268127" calcext:value-type="float">
            <text:p>0.79268127</text:p>
          </table:table-cell>
          <table:table-cell office:value-type="float" office:value="0.00003118" calcext:value-type="float">
            <text:p>3.118E-05</text:p>
          </table:table-cell>
          <table:table-cell office:value-type="float" office:value="0.20324363" calcext:value-type="float">
            <text:p>0.20324363</text:p>
          </table:table-cell>
          <table:table-cell office:value-type="float" office:value="0.00274914" calcext:value-type="float">
            <text:p>0.00274914</text:p>
          </table:table-cell>
          <table:table-cell office:value-type="float" office:value="0.00004619" calcext:value-type="float">
            <text:p>4.619E-05</text:p>
          </table:table-cell>
          <table:table-cell office:value-type="float" office:value="0.84676265" calcext:value-type="float">
            <text:p>0.84676265</text:p>
          </table:table-cell>
          <table:table-cell office:value-type="float" office:value="0.15044202" calcext:value-type="float">
            <text:p>0.150442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737493" calcext:value-type="float">
            <text:p>0.73737493</text:p>
          </table:table-cell>
          <table:table-cell office:value-type="float" office:value="0.00520476" calcext:value-type="float">
            <text:p>0.00520476</text:p>
          </table:table-cell>
          <table:table-cell office:value-type="float" office:value="0.03729172" calcext:value-type="float">
            <text:p>0.03729172</text:p>
          </table:table-cell>
          <table:table-cell office:value-type="float" office:value="0.22012859" calcext:value-type="float">
            <text:p>0.22012859</text:p>
          </table:table-cell>
          <table:table-cell office:value-type="float" office:value="0.00379184" calcext:value-type="float">
            <text:p>0.00379184</text:p>
          </table:table-cell>
          <table:table-cell office:value-type="float" office:value="0.77563662" calcext:value-type="float">
            <text:p>0.77563662</text:p>
          </table:table-cell>
          <table:table-cell office:value-type="float" office:value="0.00003086" calcext:value-type="float">
            <text:p>3.086E-05</text:p>
          </table:table-cell>
          <table:table-cell office:value-type="float" office:value="0.22054068" calcext:value-type="float">
            <text:p>0.22054068</text:p>
          </table:table-cell>
          <table:table-cell office:value-type="float" office:value="0.00256794" calcext:value-type="float">
            <text:p>0.00256794</text:p>
          </table:table-cell>
          <table:table-cell office:value-type="float" office:value="0.00004503" calcext:value-type="float">
            <text:p>4.503E-05</text:p>
          </table:table-cell>
          <table:table-cell office:value-type="float" office:value="0.83476362" calcext:value-type="float">
            <text:p>0.83476362</text:p>
          </table:table-cell>
          <table:table-cell office:value-type="float" office:value="0.16262341" calcext:value-type="float">
            <text:p>0.162623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062044" calcext:value-type="float">
            <text:p>0.71062044</text:p>
          </table:table-cell>
          <table:table-cell office:value-type="float" office:value="0.00523871" calcext:value-type="float">
            <text:p>0.00523871</text:p>
          </table:table-cell>
          <table:table-cell office:value-type="float" office:value="0.03786314" calcext:value-type="float">
            <text:p>0.03786314</text:p>
          </table:table-cell>
          <table:table-cell office:value-type="float" office:value="0.24627771" calcext:value-type="float">
            <text:p>0.24627771</text:p>
          </table:table-cell>
          <table:table-cell office:value-type="float" office:value="0.00354397" calcext:value-type="float">
            <text:p>0.00354397</text:p>
          </table:table-cell>
          <table:table-cell office:value-type="float" office:value="0.7571338" calcext:value-type="float">
            <text:p>0.7571338</text:p>
          </table:table-cell>
          <table:table-cell office:value-type="float" office:value="0.00003038" calcext:value-type="float">
            <text:p>3.038E-05</text:p>
          </table:table-cell>
          <table:table-cell office:value-type="float" office:value="0.23929185" calcext:value-type="float">
            <text:p>0.23929185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00004392" calcext:value-type="float">
            <text:p>4.392E-05</text:p>
          </table:table-cell>
          <table:table-cell office:value-type="float" office:value="0.82126099" calcext:value-type="float">
            <text:p>0.82126099</text:p>
          </table:table-cell>
          <table:table-cell office:value-type="float" office:value="0.1762971" calcext:value-type="float">
            <text:p>0.17629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149939" calcext:value-type="float">
            <text:p>0.68149939</text:p>
          </table:table-cell>
          <table:table-cell office:value-type="float" office:value="0.00525157" calcext:value-type="float">
            <text:p>0.00525157</text:p>
          </table:table-cell>
          <table:table-cell office:value-type="float" office:value="0.03818931" calcext:value-type="float">
            <text:p>0.03818931</text:p>
          </table:table-cell>
          <table:table-cell office:value-type="float" office:value="0.27505974" calcext:value-type="float">
            <text:p>0.27505974</text:p>
          </table:table-cell>
          <table:table-cell office:value-type="float" office:value="0.00330078" calcext:value-type="float">
            <text:p>0.00330078</text:p>
          </table:table-cell>
          <table:table-cell office:value-type="float" office:value="0.73711513" calcext:value-type="float">
            <text:p>0.73711513</text:p>
          </table:table-cell>
          <table:table-cell office:value-type="float" office:value="0.00002976" calcext:value-type="float">
            <text:p>2.976E-05</text:p>
          </table:table-cell>
          <table:table-cell office:value-type="float" office:value="0.25955433" calcext:value-type="float">
            <text:p>0.25955433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0.00004284" calcext:value-type="float">
            <text:p>4.284E-05</text:p>
          </table:table-cell>
          <table:table-cell office:value-type="float" office:value="0.8061033" calcext:value-type="float">
            <text:p>0.8061033</text:p>
          </table:table-cell>
          <table:table-cell office:value-type="float" office:value="0.19161586" calcext:value-type="float">
            <text:p>0.191615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001534" calcext:value-type="float">
            <text:p>0.65001534</text:p>
          </table:table-cell>
          <table:table-cell office:value-type="float" office:value="0.00524017" calcext:value-type="float">
            <text:p>0.00524017</text:p>
          </table:table-cell>
          <table:table-cell office:value-type="float" office:value="0.03824193" calcext:value-type="float">
            <text:p>0.03824193</text:p>
          </table:table-cell>
          <table:table-cell office:value-type="float" office:value="0.30650256" calcext:value-type="float">
            <text:p>0.30650256</text:p>
          </table:table-cell>
          <table:table-cell office:value-type="float" office:value="0.00306278" calcext:value-type="float">
            <text:p>0.00306278</text:p>
          </table:table-cell>
          <table:table-cell office:value-type="float" office:value="0.71553893" calcext:value-type="float">
            <text:p>0.71553893</text:p>
          </table:table-cell>
          <table:table-cell office:value-type="float" office:value="0.00002899" calcext:value-type="float">
            <text:p>2.899E-05</text:p>
          </table:table-cell>
          <table:table-cell office:value-type="float" office:value="0.28136929" calcext:value-type="float">
            <text:p>0.28136929</text:p>
          </table:table-cell>
          <table:table-cell office:value-type="float" office:value="0.0020868" calcext:value-type="float">
            <text:p>0.0020868</text:p>
          </table:table-cell>
          <table:table-cell office:value-type="float" office:value="0.00004179" calcext:value-type="float">
            <text:p>4.179E-05</text:p>
          </table:table-cell>
          <table:table-cell office:value-type="float" office:value="0.78913388" calcext:value-type="float">
            <text:p>0.78913388</text:p>
          </table:table-cell>
          <table:table-cell office:value-type="float" office:value="0.20873753" calcext:value-type="float">
            <text:p>0.208737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624554" calcext:value-type="float">
            <text:p>0.61624554</text:p>
          </table:table-cell>
          <table:table-cell office:value-type="float" office:value="0.00520159" calcext:value-type="float">
            <text:p>0.00520159</text:p>
          </table:table-cell>
          <table:table-cell office:value-type="float" office:value="0.03799726" calcext:value-type="float">
            <text:p>0.03799726</text:p>
          </table:table-cell>
          <table:table-cell office:value-type="float" office:value="0.34055561" calcext:value-type="float">
            <text:p>0.34055561</text:p>
          </table:table-cell>
          <table:table-cell office:value-type="float" office:value="0.00283054" calcext:value-type="float">
            <text:p>0.00283054</text:p>
          </table:table-cell>
          <table:table-cell office:value-type="float" office:value="0.69238424" calcext:value-type="float">
            <text:p>0.69238424</text:p>
          </table:table-cell>
          <table:table-cell office:value-type="float" office:value="0.00002808" calcext:value-type="float">
            <text:p>2.808E-05</text:p>
          </table:table-cell>
          <table:table-cell office:value-type="float" office:value="0.30475714" calcext:value-type="float">
            <text:p>0.30475714</text:p>
          </table:table-cell>
          <table:table-cell office:value-type="float" office:value="0.00194334" calcext:value-type="float">
            <text:p>0.00194334</text:p>
          </table:table-cell>
          <table:table-cell office:value-type="float" office:value="0.00004075" calcext:value-type="float">
            <text:p>4.075E-05</text:p>
          </table:table-cell>
          <table:table-cell office:value-type="float" office:value="0.77019565" calcext:value-type="float">
            <text:p>0.77019565</text:p>
          </table:table-cell>
          <table:table-cell office:value-type="float" office:value="0.22782027" calcext:value-type="float">
            <text:p>0.227820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35461" calcext:value-type="float">
            <text:p>0.58035461</text:p>
          </table:table-cell>
          <table:table-cell office:value-type="float" office:value="0.00513332" calcext:value-type="float">
            <text:p>0.00513332</text:p>
          </table:table-cell>
          <table:table-cell office:value-type="float" office:value="0.03743835" calcext:value-type="float">
            <text:p>0.03743835</text:p>
          </table:table-cell>
          <table:table-cell office:value-type="float" office:value="0.37707372" calcext:value-type="float">
            <text:p>0.37707372</text:p>
          </table:table-cell>
          <table:table-cell office:value-type="float" office:value="0.00260467" calcext:value-type="float">
            <text:p>0.00260467</text:p>
          </table:table-cell>
          <table:table-cell office:value-type="float" office:value="0.66765579" calcext:value-type="float">
            <text:p>0.66765579</text:p>
          </table:table-cell>
          <table:table-cell office:value-type="float" office:value="0.00002704" calcext:value-type="float">
            <text:p>2.704E-05</text:p>
          </table:table-cell>
          <table:table-cell office:value-type="float" office:value="0.32971251" calcext:value-type="float">
            <text:p>0.32971251</text:p>
          </table:table-cell>
          <table:table-cell office:value-type="float" office:value="0.00180669" calcext:value-type="float">
            <text:p>0.00180669</text:p>
          </table:table-cell>
          <table:table-cell office:value-type="float" office:value="0.0000397" calcext:value-type="float">
            <text:p>3.97E-05</text:p>
          </table:table-cell>
          <table:table-cell office:value-type="float" office:value="0.74913786" calcext:value-type="float">
            <text:p>0.74913786</text:p>
          </table:table-cell>
          <table:table-cell office:value-type="float" office:value="0.24901575" calcext:value-type="float">
            <text:p>0.24901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260439" calcext:value-type="float">
            <text:p>0.54260439</text:p>
          </table:table-cell>
          <table:table-cell office:value-type="float" office:value="0.00503353" calcext:value-type="float">
            <text:p>0.00503353</text:p>
          </table:table-cell>
          <table:table-cell office:value-type="float" office:value="0.03655728" calcext:value-type="float">
            <text:p>0.03655728</text:p>
          </table:table-cell>
          <table:table-cell office:value-type="float" office:value="0.4158048" calcext:value-type="float">
            <text:p>0.4158048</text:p>
          </table:table-cell>
          <table:table-cell office:value-type="float" office:value="0.00238581" calcext:value-type="float">
            <text:p>0.00238581</text:p>
          </table:table-cell>
          <table:table-cell office:value-type="float" office:value="0.64138893" calcext:value-type="float">
            <text:p>0.64138893</text:p>
          </table:table-cell>
          <table:table-cell office:value-type="float" office:value="0.00002587" calcext:value-type="float">
            <text:p>2.587E-05</text:p>
          </table:table-cell>
          <table:table-cell office:value-type="float" office:value="0.35619939" calcext:value-type="float">
            <text:p>0.35619939</text:p>
          </table:table-cell>
          <table:table-cell office:value-type="float" office:value="0.00167605" calcext:value-type="float">
            <text:p>0.00167605</text:p>
          </table:table-cell>
          <table:table-cell office:value-type="float" office:value="0.00003862" calcext:value-type="float">
            <text:p>3.862E-05</text:p>
          </table:table-cell>
          <table:table-cell office:value-type="float" office:value="0.72582507" calcext:value-type="float">
            <text:p>0.72582507</text:p>
          </table:table-cell>
          <table:table-cell office:value-type="float" office:value="0.27246025" calcext:value-type="float">
            <text:p>0.272460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335726" calcext:value-type="float">
            <text:p>0.50335726</text:p>
          </table:table-cell>
          <table:table-cell office:value-type="float" office:value="0.00490131" calcext:value-type="float">
            <text:p>0.00490131</text:p>
          </table:table-cell>
          <table:table-cell office:value-type="float" office:value="0.0353571" calcext:value-type="float">
            <text:p>0.0353571</text:p>
          </table:table-cell>
          <table:table-cell office:value-type="float" office:value="0.45638433" calcext:value-type="float">
            <text:p>0.45638433</text:p>
          </table:table-cell>
          <table:table-cell office:value-type="float" office:value="0.00217466" calcext:value-type="float">
            <text:p>0.00217466</text:p>
          </table:table-cell>
          <table:table-cell office:value-type="float" office:value="0.6136541" calcext:value-type="float">
            <text:p>0.6136541</text:p>
          </table:table-cell>
          <table:table-cell office:value-type="float" office:value="0.00002458" calcext:value-type="float">
            <text:p>2.458E-05</text:p>
          </table:table-cell>
          <table:table-cell office:value-type="float" office:value="0.38414665" calcext:value-type="float">
            <text:p>0.38414665</text:p>
          </table:table-cell>
          <table:table-cell office:value-type="float" office:value="0.00155073" calcext:value-type="float">
            <text:p>0.00155073</text:p>
          </table:table-cell>
          <table:table-cell office:value-type="float" office:value="0.00003751" calcext:value-type="float">
            <text:p>3.751E-05</text:p>
          </table:table-cell>
          <table:table-cell office:value-type="float" office:value="0.70014848" calcext:value-type="float">
            <text:p>0.70014848</text:p>
          </table:table-cell>
          <table:table-cell office:value-type="float" office:value="0.29826328" calcext:value-type="float">
            <text:p>0.298263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307091" calcext:value-type="float">
            <text:p>0.46307091</text:p>
          </table:table-cell>
          <table:table-cell office:value-type="float" office:value="0.00473687" calcext:value-type="float">
            <text:p>0.00473687</text:p>
          </table:table-cell>
          <table:table-cell office:value-type="float" office:value="0.03385322" calcext:value-type="float">
            <text:p>0.03385322</text:p>
          </table:table-cell>
          <table:table-cell office:value-type="float" office:value="0.498339" calcext:value-type="float">
            <text:p>0.498339</text:p>
          </table:table-cell>
          <table:table-cell office:value-type="float" office:value="0.00197192" calcext:value-type="float">
            <text:p>0.00197192</text:p>
          </table:table-cell>
          <table:table-cell office:value-type="float" office:value="0.58456034" calcext:value-type="float">
            <text:p>0.58456034</text:p>
          </table:table-cell>
          <table:table-cell office:value-type="float" office:value="0.0000232" calcext:value-type="float">
            <text:p>2.32E-05</text:p>
          </table:table-cell>
          <table:table-cell office:value-type="float" office:value="0.41344454" calcext:value-type="float">
            <text:p>0.41344454</text:p>
          </table:table-cell>
          <table:table-cell office:value-type="float" office:value="0.00143017" calcext:value-type="float">
            <text:p>0.00143017</text:p>
          </table:table-cell>
          <table:table-cell office:value-type="float" office:value="0.00003634" calcext:value-type="float">
            <text:p>3.634E-05</text:p>
          </table:table-cell>
          <table:table-cell office:value-type="float" office:value="0.67203948" calcext:value-type="float">
            <text:p>0.67203948</text:p>
          </table:table-cell>
          <table:table-cell office:value-type="float" office:value="0.326494" calcext:value-type="float">
            <text:p>0.3264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228297" calcext:value-type="float">
            <text:p>0.42228297</text:p>
          </table:table-cell>
          <table:table-cell office:value-type="float" office:value="0.0045417" calcext:value-type="float">
            <text:p>0.0045417</text:p>
          </table:table-cell>
          <table:table-cell office:value-type="float" office:value="0.03207382" calcext:value-type="float">
            <text:p>0.03207382</text:p>
          </table:table-cell>
          <table:table-cell office:value-type="float" office:value="0.54110151" calcext:value-type="float">
            <text:p>0.54110151</text:p>
          </table:table-cell>
          <table:table-cell office:value-type="float" office:value="0.00177828" calcext:value-type="float">
            <text:p>0.00177828</text:p>
          </table:table-cell>
          <table:table-cell office:value-type="float" office:value="0.55425744" calcext:value-type="float">
            <text:p>0.55425744</text:p>
          </table:table-cell>
          <table:table-cell office:value-type="float" office:value="0.00002173" calcext:value-type="float">
            <text:p>2.173E-05</text:p>
          </table:table-cell>
          <table:table-cell office:value-type="float" office:value="0.44394254" calcext:value-type="float">
            <text:p>0.44394254</text:p>
          </table:table-cell>
          <table:table-cell office:value-type="float" office:value="0.00131397" calcext:value-type="float">
            <text:p>0.00131397</text:p>
          </table:table-cell>
          <table:table-cell office:value-type="float" office:value="0.00003511" calcext:value-type="float">
            <text:p>3.511E-05</text:p>
          </table:table-cell>
          <table:table-cell office:value-type="float" office:value="0.64148498" calcext:value-type="float">
            <text:p>0.64148498</text:p>
          </table:table-cell>
          <table:table-cell office:value-type="float" office:value="0.35716594" calcext:value-type="float">
            <text:p>0.357165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15858" calcext:value-type="float">
            <text:p>0.3815858</text:p>
          </table:table-cell>
          <table:table-cell office:value-type="float" office:value="0.00431856" calcext:value-type="float">
            <text:p>0.00431856</text:p>
          </table:table-cell>
          <table:table-cell office:value-type="float" office:value="0.03005914" calcext:value-type="float">
            <text:p>0.03005914</text:p>
          </table:table-cell>
          <table:table-cell office:value-type="float" office:value="0.5840365" calcext:value-type="float">
            <text:p>0.5840365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52293621" calcext:value-type="float">
            <text:p>0.52293621</text:p>
          </table:table-cell>
          <table:table-cell office:value-type="float" office:value="0.00002021" calcext:value-type="float">
            <text:p>2.021E-05</text:p>
          </table:table-cell>
          <table:table-cell office:value-type="float" office:value="0.47544915" calcext:value-type="float">
            <text:p>0.47544915</text:p>
          </table:table-cell>
          <table:table-cell office:value-type="float" office:value="0.00120186" calcext:value-type="float">
            <text:p>0.00120186</text:p>
          </table:table-cell>
          <table:table-cell office:value-type="float" office:value="0.00003379" calcext:value-type="float">
            <text:p>3.379E-05</text:p>
          </table:table-cell>
          <table:table-cell office:value-type="float" office:value="0.60854341" calcext:value-type="float">
            <text:p>0.60854341</text:p>
          </table:table-cell>
          <table:table-cell office:value-type="float" office:value="0.39022094" calcext:value-type="float">
            <text:p>0.390220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4159315" calcext:value-type="float">
            <text:p>0.34159315</text:p>
          </table:table-cell>
          <table:table-cell office:value-type="float" office:value="0.00407147" calcext:value-type="float">
            <text:p>0.00407147</text:p>
          </table:table-cell>
          <table:table-cell office:value-type="float" office:value="0.02785949" calcext:value-type="float">
            <text:p>0.02785949</text:p>
          </table:table-cell>
          <table:table-cell office:value-type="float" office:value="0.6264759" calcext:value-type="float">
            <text:p>0.6264759</text:p>
          </table:table-cell>
          <table:table-cell office:value-type="float" office:value="0.00142099" calcext:value-type="float">
            <text:p>0.00142099</text:p>
          </table:table-cell>
          <table:table-cell office:value-type="float" office:value="0.49082641" calcext:value-type="float">
            <text:p>0.49082641</text:p>
          </table:table-cell>
          <table:table-cell office:value-type="float" office:value="0.00001865" calcext:value-type="float">
            <text:p>1.865E-05</text:p>
          </table:table-cell>
          <table:table-cell office:value-type="float" office:value="0.50773396" calcext:value-type="float">
            <text:p>0.50773396</text:p>
          </table:table-cell>
          <table:table-cell office:value-type="float" office:value="0.00109373" calcext:value-type="float">
            <text:p>0.00109373</text:p>
          </table:table-cell>
          <table:table-cell office:value-type="float" office:value="0.00003238" calcext:value-type="float">
            <text:p>3.238E-05</text:p>
          </table:table-cell>
          <table:table-cell office:value-type="float" office:value="0.57335975" calcext:value-type="float">
            <text:p>0.57335975</text:p>
          </table:table-cell>
          <table:table-cell office:value-type="float" office:value="0.42551414" calcext:value-type="float">
            <text:p>0.425514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029025" calcext:value-type="float">
            <text:p>0.3029025</text:p>
          </table:table-cell>
          <table:table-cell office:value-type="float" office:value="0.00380541" calcext:value-type="float">
            <text:p>0.00380541</text:p>
          </table:table-cell>
          <table:table-cell office:value-type="float" office:value="0.02553224" calcext:value-type="float">
            <text:p>0.02553224</text:p>
          </table:table-cell>
          <table:table-cell office:value-type="float" office:value="0.66775985" calcext:value-type="float">
            <text:p>0.66775985</text:p>
          </table:table-cell>
          <table:table-cell office:value-type="float" office:value="0.0012585" calcext:value-type="float">
            <text:p>0.0012585</text:p>
          </table:table-cell>
          <table:table-cell office:value-type="float" office:value="0.45819213" calcext:value-type="float">
            <text:p>0.45819213</text:p>
          </table:table-cell>
          <table:table-cell office:value-type="float" office:value="0.00001707" calcext:value-type="float">
            <text:p>1.707E-05</text:p>
          </table:table-cell>
          <table:table-cell office:value-type="float" office:value="0.5405323" calcext:value-type="float">
            <text:p>0.5405323</text:p>
          </table:table-cell>
          <table:table-cell office:value-type="float" office:value="0.00098962" calcext:value-type="float">
            <text:p>0.00098962</text:p>
          </table:table-cell>
          <table:table-cell office:value-type="float" office:value="0.00003088" calcext:value-type="float">
            <text:p>3.088E-05</text:p>
          </table:table-cell>
          <table:table-cell office:value-type="float" office:value="0.53617733" calcext:value-type="float">
            <text:p>0.53617733</text:p>
          </table:table-cell>
          <table:table-cell office:value-type="float" office:value="0.46280216" calcext:value-type="float">
            <text:p>0.462802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605768" calcext:value-type="float">
            <text:p>0.26605768</text:p>
          </table:table-cell>
          <table:table-cell office:value-type="float" office:value="0.00352608" calcext:value-type="float">
            <text:p>0.00352608</text:p>
          </table:table-cell>
          <table:table-cell office:value-type="float" office:value="0.02313803" calcext:value-type="float">
            <text:p>0.02313803</text:p>
          </table:table-cell>
          <table:table-cell office:value-type="float" office:value="0.70727821" calcext:value-type="float">
            <text:p>0.70727821</text:p>
          </table:table-cell>
          <table:table-cell office:value-type="float" office:value="0.00110741" calcext:value-type="float">
            <text:p>0.00110741</text:p>
          </table:table-cell>
          <table:table-cell office:value-type="float" office:value="0.42532466" calcext:value-type="float">
            <text:p>0.42532466</text:p>
          </table:table-cell>
          <table:table-cell office:value-type="float" office:value="0.0000155" calcext:value-type="float">
            <text:p>1.55E-05</text:p>
          </table:table-cell>
          <table:table-cell office:value-type="float" office:value="0.57355244" calcext:value-type="float">
            <text:p>0.57355244</text:p>
          </table:table-cell>
          <table:table-cell office:value-type="float" office:value="0.00088972" calcext:value-type="float">
            <text:p>0.00088972</text:p>
          </table:table-cell>
          <table:table-cell office:value-type="float" office:value="0.00002929" calcext:value-type="float">
            <text:p>2.929E-05</text:p>
          </table:table-cell>
          <table:table-cell office:value-type="float" office:value="0.49734391" calcext:value-type="float">
            <text:p>0.49734391</text:p>
          </table:table-cell>
          <table:table-cell office:value-type="float" office:value="0.50173708" calcext:value-type="float">
            <text:p>0.501737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151677" calcext:value-type="float">
            <text:p>0.23151677</text:p>
          </table:table-cell>
          <table:table-cell office:value-type="float" office:value="0.00323951" calcext:value-type="float">
            <text:p>0.00323951</text:p>
          </table:table-cell>
          <table:table-cell office:value-type="float" office:value="0.02073672" calcext:value-type="float">
            <text:p>0.02073672</text:p>
          </table:table-cell>
          <table:table-cell office:value-type="float" office:value="0.74450699" calcext:value-type="float">
            <text:p>0.74450699</text:p>
          </table:table-cell>
          <table:table-cell office:value-type="float" office:value="0.00096802" calcext:value-type="float">
            <text:p>0.00096802</text:p>
          </table:table-cell>
          <table:table-cell office:value-type="float" office:value="0.392533" calcext:value-type="float">
            <text:p>0.392533</text:p>
          </table:table-cell>
          <table:table-cell office:value-type="float" office:value="0.00001395" calcext:value-type="float">
            <text:p>1.395E-05</text:p>
          </table:table-cell>
          <table:table-cell office:value-type="float" office:value="0.60648503" calcext:value-type="float">
            <text:p>0.60648503</text:p>
          </table:table-cell>
          <table:table-cell office:value-type="float" office:value="0.00079433" calcext:value-type="float">
            <text:p>0.00079433</text:p>
          </table:table-cell>
          <table:table-cell office:value-type="float" office:value="0.00002761" calcext:value-type="float">
            <text:p>2.761E-05</text:p>
          </table:table-cell>
          <table:table-cell office:value-type="float" office:value="0.45730923" calcext:value-type="float">
            <text:p>0.45730923</text:p>
          </table:table-cell>
          <table:table-cell office:value-type="float" office:value="0.54186883" calcext:value-type="float">
            <text:p>0.541868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962928" calcext:value-type="float">
            <text:p>0.19962928</text:p>
          </table:table-cell>
          <table:table-cell office:value-type="float" office:value="0.00295164" calcext:value-type="float">
            <text:p>0.00295164</text:p>
          </table:table-cell>
          <table:table-cell office:value-type="float" office:value="0.01838364" calcext:value-type="float">
            <text:p>0.01838364</text:p>
          </table:table-cell>
          <table:table-cell office:value-type="float" office:value="0.77903544" calcext:value-type="float">
            <text:p>0.77903544</text:p>
          </table:table-cell>
          <table:table-cell office:value-type="float" office:value="0.00084048" calcext:value-type="float">
            <text:p>0.00084048</text:p>
          </table:table-cell>
          <table:table-cell office:value-type="float" office:value="0.3601327" calcext:value-type="float">
            <text:p>0.3601327</text:p>
          </table:table-cell>
          <table:table-cell office:value-type="float" office:value="0.00001245" calcext:value-type="float">
            <text:p>1.245E-05</text:p>
          </table:table-cell>
          <table:table-cell office:value-type="float" office:value="0.63901437" calcext:value-type="float">
            <text:p>0.63901437</text:p>
          </table:table-cell>
          <table:table-cell office:value-type="float" office:value="0.00070384" calcext:value-type="float">
            <text:p>0.00070384</text:p>
          </table:table-cell>
          <table:table-cell office:value-type="float" office:value="0.00002585" calcext:value-type="float">
            <text:p>2.585E-05</text:p>
          </table:table-cell>
          <table:table-cell office:value-type="float" office:value="0.41661246" calcext:value-type="float">
            <text:p>0.41661246</text:p>
          </table:table-cell>
          <table:table-cell office:value-type="float" office:value="0.58265785" calcext:value-type="float">
            <text:p>0.582657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062468" calcext:value-type="float">
            <text:p>0.17062468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.01612653" calcext:value-type="float">
            <text:p>0.01612653</text:p>
          </table:table-cell>
          <table:table-cell office:value-type="float" office:value="0.81058078" calcext:value-type="float">
            <text:p>0.81058078</text:p>
          </table:table-cell>
          <table:table-cell office:value-type="float" office:value="0.00072478" calcext:value-type="float">
            <text:p>0.00072478</text:p>
          </table:table-cell>
          <table:table-cell office:value-type="float" office:value="0.32843373" calcext:value-type="float">
            <text:p>0.32843373</text:p>
          </table:table-cell>
          <table:table-cell office:value-type="float" office:value="0.00001102" calcext:value-type="float">
            <text:p>1.102E-05</text:p>
          </table:table-cell>
          <table:table-cell office:value-type="float" office:value="0.67083047" calcext:value-type="float">
            <text:p>0.67083047</text:p>
          </table:table-cell>
          <table:table-cell office:value-type="float" office:value="0.00061869" calcext:value-type="float">
            <text:p>0.00061869</text:p>
          </table:table-cell>
          <table:table-cell office:value-type="float" office:value="0.00002403" calcext:value-type="float">
            <text:p>2.403E-05</text:p>
          </table:table-cell>
          <table:table-cell office:value-type="float" office:value="0.37585872" calcext:value-type="float">
            <text:p>0.37585872</text:p>
          </table:table-cell>
          <table:table-cell office:value-type="float" office:value="0.62349856" calcext:value-type="float">
            <text:p>0.623498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4461264" calcext:value-type="float">
            <text:p>0.14461264</text:p>
          </table:table-cell>
          <table:table-cell office:value-type="float" office:value="0.00239341" calcext:value-type="float">
            <text:p>0.00239341</text:p>
          </table:table-cell>
          <table:table-cell office:value-type="float" office:value="0.01400361" calcext:value-type="float">
            <text:p>0.01400361</text:p>
          </table:table-cell>
          <table:table-cell office:value-type="float" office:value="0.83899035" calcext:value-type="float">
            <text:p>0.83899035</text:p>
          </table:table-cell>
          <table:table-cell office:value-type="float" office:value="0.00062075" calcext:value-type="float">
            <text:p>0.00062075</text:p>
          </table:table-cell>
          <table:table-cell office:value-type="float" office:value="0.2977284" calcext:value-type="float">
            <text:p>0.2977284</text:p>
          </table:table-cell>
          <table:table-cell table:style-name="ce1" office:value-type="float" office:value="0.000009672" calcext:value-type="float">
            <text:p>9.67E-06</text:p>
          </table:table-cell>
          <table:table-cell office:value-type="float" office:value="0.70164118" calcext:value-type="float">
            <text:p>0.70164118</text:p>
          </table:table-cell>
          <table:table-cell office:value-type="float" office:value="0.00053932" calcext:value-type="float">
            <text:p>0.00053932</text:p>
          </table:table-cell>
          <table:table-cell office:value-type="float" office:value="0.00002217" calcext:value-type="float">
            <text:p>2.217E-05</text:p>
          </table:table-cell>
          <table:table-cell office:value-type="float" office:value="0.33568616" calcext:value-type="float">
            <text:p>0.33568616</text:p>
          </table:table-cell>
          <table:table-cell office:value-type="float" office:value="0.66375235" calcext:value-type="float">
            <text:p>0.663752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2159307" calcext:value-type="float">
            <text:p>0.12159307</text:p>
          </table:table-cell>
          <table:table-cell office:value-type="float" office:value="0.00213181" calcext:value-type="float">
            <text:p>0.00213181</text:p>
          </table:table-cell>
          <table:table-cell office:value-type="float" office:value="0.01204257" calcext:value-type="float">
            <text:p>0.01204257</text:p>
          </table:table-cell>
          <table:table-cell office:value-type="float" office:value="0.86423255" calcext:value-type="float">
            <text:p>0.86423255</text:p>
          </table:table-cell>
          <table:table-cell office:value-type="float" office:value="0.00052802" calcext:value-type="float">
            <text:p>0.00052802</text:p>
          </table:table-cell>
          <table:table-cell office:value-type="float" office:value="0.26828034" calcext:value-type="float">
            <text:p>0.26828034</text:p>
          </table:table-cell>
          <table:table-cell table:style-name="ce1" office:value-type="float" office:value="0.000008415" calcext:value-type="float">
            <text:p>8.42E-06</text:p>
          </table:table-cell>
          <table:table-cell office:value-type="float" office:value="0.73118322" calcext:value-type="float">
            <text:p>0.73118322</text:p>
          </table:table-cell>
          <table:table-cell office:value-type="float" office:value="0.00046611" calcext:value-type="float">
            <text:p>0.00046611</text:p>
          </table:table-cell>
          <table:table-cell office:value-type="float" office:value="0.0000203" calcext:value-type="float">
            <text:p>2.03E-05</text:p>
          </table:table-cell>
          <table:table-cell office:value-type="float" office:value="0.29672681" calcext:value-type="float">
            <text:p>0.29672681</text:p>
          </table:table-cell>
          <table:table-cell office:value-type="float" office:value="0.70278677" calcext:value-type="float">
            <text:p>0.702786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147337" calcext:value-type="float">
            <text:p>0.10147337</text:p>
          </table:table-cell>
          <table:table-cell office:value-type="float" office:value="0.00188617" calcext:value-type="float">
            <text:p>0.00188617</text:p>
          </table:table-cell>
          <table:table-cell office:value-type="float" office:value="0.01026082" calcext:value-type="float">
            <text:p>0.01026082</text:p>
          </table:table-cell>
          <table:table-cell office:value-type="float" office:value="0.88637964" calcext:value-type="float">
            <text:p>0.88637964</text:p>
          </table:table-cell>
          <table:table-cell office:value-type="float" office:value="0.00044612" calcext:value-type="float">
            <text:p>0.00044612</text:p>
          </table:table-cell>
          <table:table-cell office:value-type="float" office:value="0.24031527" calcext:value-type="float">
            <text:p>0.24031527</text:p>
          </table:table-cell>
          <table:table-cell table:style-name="ce1" office:value-type="float" office:value="0.000007259" calcext:value-type="float">
            <text:p>7.26E-06</text:p>
          </table:table-cell>
          <table:table-cell office:value-type="float" office:value="0.75923134" calcext:value-type="float">
            <text:p>0.75923134</text:p>
          </table:table-cell>
          <table:table-cell office:value-type="float" office:value="0.00039936" calcext:value-type="float">
            <text:p>0.00039936</text:p>
          </table:table-cell>
          <table:table-cell office:value-type="float" office:value="0.00001844" calcext:value-type="float">
            <text:p>1.844E-05</text:p>
          </table:table-cell>
          <table:table-cell office:value-type="float" office:value="0.25956607" calcext:value-type="float">
            <text:p>0.25956607</text:p>
          </table:table-cell>
          <table:table-cell office:value-type="float" office:value="0.74001613" calcext:value-type="float">
            <text:p>0.740016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408939" calcext:value-type="float">
            <text:p>0.08408939</text:p>
          </table:table-cell>
          <table:table-cell office:value-type="float" office:value="0.00165853" calcext:value-type="float">
            <text:p>0.00165853</text:p>
          </table:table-cell>
          <table:table-cell office:value-type="float" office:value="0.00866629" calcext:value-type="float">
            <text:p>0.00866629</text:p>
          </table:table-cell>
          <table:table-cell office:value-type="float" office:value="0.90558579" calcext:value-type="float">
            <text:p>0.90558579</text:p>
          </table:table-cell>
          <table:table-cell office:value-type="float" office:value="0.00037443" calcext:value-type="float">
            <text:p>0.00037443</text:p>
          </table:table-cell>
          <table:table-cell office:value-type="float" office:value="0.21401451" calcext:value-type="float">
            <text:p>0.21401451</text:p>
          </table:table-cell>
          <table:table-cell table:style-name="ce1" office:value-type="float" office:value="0.000006209" calcext:value-type="float">
            <text:p>6.21E-06</text:p>
          </table:table-cell>
          <table:table-cell office:value-type="float" office:value="0.78560485" calcext:value-type="float">
            <text:p>0.78560485</text:p>
          </table:table-cell>
          <table:table-cell office:value-type="float" office:value="0.00033921" calcext:value-type="float">
            <text:p>0.00033921</text:p>
          </table:table-cell>
          <table:table-cell office:value-type="float" office:value="0.00001662" calcext:value-type="float">
            <text:p>1.662E-05</text:p>
          </table:table-cell>
          <table:table-cell office:value-type="float" office:value="0.22470612" calcext:value-type="float">
            <text:p>0.22470612</text:p>
          </table:table-cell>
          <table:table-cell office:value-type="float" office:value="0.77493805" calcext:value-type="float">
            <text:p>0.774938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42:09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5:56:43.982000000</meta:creation-date>
    <dc:date>2023-10-16T18:44:51.798000000</dc:date>
    <meta:editing-duration>PT3M4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